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14.127cm"/>
    </style:style>
    <style:style style:name="co3" style:family="table-column">
      <style:table-column-properties fo:break-before="auto" style:column-width="10.497cm"/>
    </style:style>
    <style:style style:name="co4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Excel_20_Built-in_20_Normal">
      <style:table-cell-properties fo:background-color="#f4b08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ackground-color="#d6dce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Hyperlink" style:data-style-name="N8000">
      <style:table-cell-properties fo:background-color="#d6dce4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ackground-color="#f4b08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d6dce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" office:value-type="string">
            <text:p>Test case id:</text:p>
          </table:table-cell>
          <table:table-cell table:style-name="ce1" office:value-type="string">
            <text:p>3.2.</text:p>
          </table:table-cell>
          <table:table-cell table:style-name="ce1" office:value-type="string">
            <text:p>Date of design: 14.08.2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itle:</text:p>
          </table:table-cell>
          <table:table-cell table:style-name="ce2" office:value-type="string">
            <text:p>Integration of <text:s/>the random product features with store cart .</text:p>
          </table:table-cell>
          <table:table-cell table:style-name="ce2" office:value-type="string">
            <text:p>Tester: <text:s/>Wojciech Żero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iority:</text:p>
          </table:table-cell>
          <table:table-cell table:style-name="ce2" office:value-type="string">
            <text:p>Automation</text:p>
          </table:table-cell>
          <table:table-cell table:style-name="ce2" office:value-type="string">
            <text:p>Date of execution: 14.08.2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est enviromnet:</text:p>
          </table:table-cell>
          <table:table-cell table:style-name="ce2" office:value-type="string">
            <text:p><text:s/>- os win10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2"/>
          <table:table-cell table:style-name="ce2" office:value-type="string">
            <text:p><text:s/>- chrome browser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2" office:value-type="string">
            <text:p>Test data:</text:p>
          </table:table-cell>
          <table:table-cell table:style-name="ce3" office:value-type="string">
            <text:p><text:a xlink:href="https://react-shopping-cart-67954.firebaseapp.com/">https://react-shopping-cart-67954.firebaseapp.com/</text:a>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>
            <text:p>Testing steps:</text:p>
          </table:table-cell>
          <table:table-cell table:style-name="ce1" office:value-type="string">
            <text:p>Action:</text:p>
          </table:table-cell>
          <table:table-cell table:style-name="ce4" office:value-type="string">
            <text:p>Expected result/result</text:p>
          </table:table-cell>
          <table:table-cell table:number-columns-repeated="102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Visit given url.</text:p>
          </table:table-cell>
          <table:table-cell table:style-name="ce5" office:value-type="string">
            <text:p>Url should equal with given url.</text:p>
          </table:table-cell>
          <table:table-cell table:number-columns-repeated="1021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Add few random product to the bascet.</text:p>
          </table:table-cell>
          <table:table-cell table:style-name="ce5" office:value-type="string">
            <text:p>Products should find in the cart.</text:p>
          </table:table-cell>
          <table:table-cell table:number-columns-repeated="102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For each product <text:s/>add another same product, by press </text:p>
          </table:table-cell>
          <table:table-cell table:style-name="ce5" office:value-type="string">
            <text:p>added number to the carts icon.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8000" number:language="pl" number:country="PL">
      <number:number number:min-integer-digits="1"/>
    </number:number-style>
    <number:number-style style:name="N8107P0" style:volatile="true" number:language="pl" number:country="PL">
      <number:number number:decimal-places="0" number:min-integer-digits="1" number:grouping="true"/>
      <number:text> zł</number:text>
    </number:number-style>
    <number:number-style style:name="N8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7P0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2" number:min-integer-digits="1" number:grouping="true"/>
      <number:text> zł</number:text>
    </number:number-style>
    <number:number-style style:name="N8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09P0"/>
    </number:number-style>
    <number:number-style style:name="N8110P0" style:volatile="true" number:language="pl" number:country="PL">
      <number:number number:decimal-places="2" number:min-integer-digits="1" number:grouping="true"/>
      <number:text> zł</number:text>
    </number:number-style>
    <number:number-style style:name="N8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0P0"/>
    </number:number-style>
    <number:date-style style:name="N8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2" number:language="pl" number:country="PL">
      <number:day number:style="long"/>
      <number:text>-</number:text>
      <number:month number:textual="true"/>
    </number:date-style>
    <number:date-style style:name="N8113" number:language="pl" number:country="PL">
      <number:month number:textual="true"/>
      <number:text>-</number:text>
      <number:year/>
    </number:date-style>
    <number:time-style style:name="N8114" number:language="pl" number:country="PL">
      <number:hours/>
      <number:text>:</number:text>
      <number:minutes number:style="long"/>
      <number:text> </number:text>
      <number:am-pm/>
    </number:time-style>
    <number:time-style style:name="N8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6P0" style:volatile="true" number:language="pl" number:country="PL">
      <number:number number:decimal-places="0" number:min-integer-digits="1" number:grouping="true"/>
      <number:text>     </number:text>
    </number:number-style>
    <number:number-style style:name="N8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6P0"/>
    </number:number-style>
    <number:number-style style:name="N8117P0" style:volatile="true" number:language="pl" number:country="PL">
      <number:number number:decimal-places="0" number:min-integer-digits="1" number:grouping="true"/>
      <number:text>     </number:text>
    </number:number-style>
    <number:number-style style:name="N8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7P0"/>
    </number:number-style>
    <number:number-style style:name="N8118P0" style:volatile="true" number:language="pl" number:country="PL">
      <number:number number:decimal-places="2" number:min-integer-digits="1" number:grouping="true"/>
      <number:text>     </number:text>
    </number:number-style>
    <number:number-style style:name="N8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pl" number:country="PL">
      <number:number number:decimal-places="2" number:min-integer-digits="1" number:grouping="true"/>
      <number:text>     </number:text>
    </number:number-style>
    <number:number-style style:name="N8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0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0P2" style:volatile="true" number:language="pl" number:country="PL">
      <number:text> -      </number:text>
    </number:number-style>
    <number:text-style style:name="N8120" number:language="pl" number:country="PL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2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21P2" style:volatile="true" number:language="pl" number:country="PL">
      <number:text> - zł </number:text>
    </number:number-style>
    <number:text-style style:name="N8121" number:language="pl" number:country="PL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22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22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22" number:language="pl" number:country="PL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23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23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23" number:language="pl" number:country="PL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pl" number:country="PL">
      <number:minutes number:style="long"/>
      <number:text>:</number:text>
      <number:seconds number:style="long"/>
    </number:time-style>
    <number:time-style style:name="N8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pl" number:country="PL">
      <number:minutes number:style="long"/>
      <number:text>:</number:text>
      <number:seconds number:style="long" number:decimal-places="1"/>
    </number:time-style>
    <number:number-style style:name="N8127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5">15.08.2022</text:date>, <text:time>18:21:1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8-15T18:21:10.22</dc:date>
    <dc:creator>Wojciech Adam</dc:creator>
    <meta:document-statistic meta:table-count="1" meta:cell-count="26" meta:object-count="0"/>
    <meta:generator>OpenOffice/4.1.13$Win32 OpenOffice.org_project/4113m1$Build-9810</meta:generator>
  </office:meta>
</office:document-meta>
</file>